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system-ui" fo:font-size="10.5pt" fo:letter-spacing="normal" fo:font-style="normal" fo:font-weight="normal"/>
    </style:style>
    <style:style style:name="P3" style:family="paragraph" style:parent-style-name="Text_20_body" style:list-style-name="L1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4" style:family="paragraph" style:parent-style-name="Text_20_body" style:list-style-name="L1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6" style:family="paragraph" style:parent-style-name="Text_20_body" style:list-style-name="L1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7" style:family="paragraph" style:parent-style-name="Text_20_body" style:list-style-name="L1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8" style:family="paragraph" style:parent-style-name="Text_20_body" style:list-style-name="L20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9" style:family="paragraph" style:parent-style-name="Text_20_body" style:list-style-name="L21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0" style:family="paragraph" style:parent-style-name="Text_20_body" style:list-style-name="L22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1" style:family="paragraph" style:parent-style-name="Text_20_body" style:list-style-name="L23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2" style:family="paragraph" style:parent-style-name="Text_20_body" style:list-style-name="L24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3" style:family="paragraph" style:parent-style-name="Text_20_body" style:list-style-name="L2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4" style:family="paragraph" style:parent-style-name="Text_20_body" style:list-style-name="L2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5" style:family="paragraph" style:parent-style-name="Text_20_body" style:list-style-name="L2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6" style:family="paragraph" style:parent-style-name="Text_20_body" style:list-style-name="L2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7" style:family="paragraph" style:parent-style-name="Text_20_body" style:list-style-name="L2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8" style:family="paragraph" style:parent-style-name="Text_20_body" style:list-style-name="L41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19" style:family="paragraph" style:parent-style-name="Text_20_body" style:list-style-name="L42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20" style:family="paragraph" style:parent-style-name="Text_20_body" style:list-style-name="L1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1" style:family="paragraph" style:parent-style-name="Text_20_body" style:list-style-name="L1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2" style:family="paragraph" style:parent-style-name="Text_20_body" style:list-style-name="L1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3" style:family="paragraph" style:parent-style-name="Text_20_body" style:list-style-name="L1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4" style:family="paragraph" style:parent-style-name="Text_20_body" style:list-style-name="L1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5" style:family="paragraph" style:parent-style-name="Text_20_body" style:list-style-name="L20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6" style:family="paragraph" style:parent-style-name="Text_20_body" style:list-style-name="L21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7" style:family="paragraph" style:parent-style-name="Text_20_body" style:list-style-name="L22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8" style:family="paragraph" style:parent-style-name="Text_20_body" style:list-style-name="L23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9" style:family="paragraph" style:parent-style-name="Text_20_body" style:list-style-name="L24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0" style:family="paragraph" style:parent-style-name="Text_20_body" style:list-style-name="L2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1" style:family="paragraph" style:parent-style-name="Text_20_body" style:list-style-name="L2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2" style:family="paragraph" style:parent-style-name="Text_20_body" style:list-style-name="L2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3" style:family="paragraph" style:parent-style-name="Text_20_body" style:list-style-name="L2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4" style:family="paragraph" style:parent-style-name="Text_20_body" style:list-style-name="L2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5" style:family="paragraph" style:parent-style-name="Text_20_body" style:list-style-name="L41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6" style:family="paragraph" style:parent-style-name="Text_20_body" style:list-style-name="L42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7" style:family="paragraph" style:parent-style-name="Text_20_body" style:list-style-name="L29">
      <style:paragraph-properties fo:margin-top="0in" fo:margin-bottom="0.1043in" style:line-height-at-least="0.1874in" fo:orphans="2" fo:widows="2" fo:background-color="#eeeeee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14"/>
    <style:style style:name="P52" style:family="paragraph" style:parent-style-name="Standard" style:list-style-name="L46"/>
    <style:style style:name="P53" style:family="paragraph" style:parent-style-name="Standard" style:list-style-name="L47"/>
    <style:style style:name="P54" style:family="paragraph" style:parent-style-name="Standard" style:list-style-name="L48"/>
    <style:style style:name="P55" style:family="paragraph" style:parent-style-name="Standard" style:list-style-name="L49"/>
    <style:style style:name="P56" style:family="paragraph" style:parent-style-name="Standard" style:list-style-name="L50"/>
    <style:style style:name="P57" style:family="paragraph" style:parent-style-name="Standard" style:list-style-name="L51"/>
    <style:style style:name="P58" style:family="paragraph" style:parent-style-name="Standard" style:list-style-name="L52"/>
    <style:style style:name="P59" style:family="paragraph" style:parent-style-name="Standard" style:list-style-name="L53"/>
    <style:style style:name="P60" style:family="paragraph" style:parent-style-name="Standard" style:list-style-name="L54"/>
    <style:style style:name="P61" style:family="paragraph" style:parent-style-name="Standard" style:list-style-name="L55"/>
    <style:style style:name="P62" style:family="paragraph" style:parent-style-name="Standard" style:list-style-name="L56"/>
    <style:style style:name="P63" style:family="paragraph" style:parent-style-name="Standard" style:list-style-name="L57"/>
    <style:style style:name="P64" style:family="paragraph" style:parent-style-name="Standard" style:list-style-name="L58"/>
    <style:style style:name="P65" style:family="paragraph" style:parent-style-name="Standard" style:list-style-name="L59"/>
    <style:style style:name="P66" style:family="paragraph" style:parent-style-name="Standard" style:list-style-name="L60"/>
    <style:style style:name="P67" style:family="paragraph" style:parent-style-name="Standard" style:list-style-name="L61"/>
    <style:style style:name="P68" style:family="paragraph" style:parent-style-name="Standard" style:list-style-name="L62"/>
    <style:style style:name="P69" style:family="paragraph" style:parent-style-name="Standard" style:list-style-name="L63"/>
    <style:style style:name="P70" style:family="paragraph" style:parent-style-name="Standard" style:list-style-name="L64"/>
    <style:style style:name="P71" style:family="paragraph" style:parent-style-name="Standard" style:list-style-name="L65"/>
    <style:style style:name="P72" style:family="paragraph" style:parent-style-name="Standard" style:list-style-name="L66"/>
    <style:style style:name="P73" style:family="paragraph" style:parent-style-name="Standard" style:list-style-name="L67"/>
    <style:style style:name="P74" style:family="paragraph" style:parent-style-name="Standard" style:list-style-name="L68"/>
    <style:style style:name="P75" style:family="paragraph" style:parent-style-name="Standard" style:list-style-name="L69"/>
    <style:style style:name="P76" style:family="paragraph" style:parent-style-name="Standard" style:list-style-name="L70"/>
    <style:style style:name="P77" style:family="paragraph" style:parent-style-name="Standard" style:list-style-name="L71"/>
    <style:style style:name="P78" style:family="paragraph" style:parent-style-name="Standard" style:list-style-name="L72"/>
    <style:style style:name="P79" style:family="paragraph" style:parent-style-name="Standard" style:list-style-name="L73"/>
    <style:style style:name="P80" style:family="paragraph" style:parent-style-name="Standard" style:list-style-name="L74"/>
    <style:style style:name="P81" style:family="paragraph" style:parent-style-name="Standard" style:list-style-name="L75"/>
    <style:style style:name="P82" style:family="paragraph" style:parent-style-name="Standard" style:list-style-name="L76"/>
    <style:style style:name="P83" style:family="paragraph" style:parent-style-name="Standard" style:list-style-name="L77"/>
    <style:style style:name="P84" style:family="paragraph" style:parent-style-name="Standard" style:list-style-name="L78"/>
    <style:style style:name="P85" style:family="paragraph" style:parent-style-name="Standard" style:list-style-name="L79"/>
    <style:style style:name="P86" style:family="paragraph" style:parent-style-name="Standard" style:list-style-name="L80"/>
    <style:style style:name="P87" style:family="paragraph" style:parent-style-name="Standard" style:list-style-name="L81"/>
    <style:style style:name="P88" style:family="paragraph" style:parent-style-name="Standard" style:list-style-name="L82"/>
    <style:style style:name="P89" style:family="paragraph" style:parent-style-name="Standard" style:list-style-name="L83"/>
    <style:style style:name="P90" style:family="paragraph" style:parent-style-name="Standard" style:list-style-name="L84"/>
    <style:style style:name="P91" style:family="paragraph" style:parent-style-name="Standard" style:list-style-name="L85"/>
    <style:style style:name="P92" style:family="paragraph" style:parent-style-name="Standard" style:list-style-name="L86"/>
    <style:style style:name="P93" style:family="paragraph" style:parent-style-name="Standard" style:list-style-name="L87"/>
    <style:style style:name="P94" style:family="paragraph" style:parent-style-name="Standard" style:list-style-name="L88"/>
    <style:style style:name="P95" style:family="paragraph" style:parent-style-name="Standard" style:list-style-name="L89"/>
    <style:style style:name="P96" style:family="paragraph" style:parent-style-name="Standard" style:list-style-name="L90"/>
    <style:style style:name="P97" style:family="paragraph" style:parent-style-name="Standard" style:list-style-name="L91"/>
    <style:style style:name="P98" style:family="paragraph" style:parent-style-name="Standard" style:list-style-name="L92"/>
    <style:style style:name="P99" style:family="paragraph" style:parent-style-name="Standard" style:list-style-name="L93"/>
    <style:style style:name="P100" style:family="paragraph" style:parent-style-name="Standard" style:list-style-name="L94"/>
    <style:style style:name="P101" style:family="paragraph" style:parent-style-name="Standard" style:list-style-name="L95"/>
    <style:style style:name="P102" style:family="paragraph" style:parent-style-name="Standard" style:list-style-name="L96"/>
    <style:style style:name="P103" style:family="paragraph" style:parent-style-name="Standard" style:list-style-name="L97"/>
    <style:style style:name="P104" style:family="paragraph" style:parent-style-name="Standard" style:list-style-name="L98"/>
    <style:style style:name="P105" style:family="paragraph" style:parent-style-name="Standard" style:list-style-name="L99"/>
    <style:style style:name="P106" style:family="paragraph" style:parent-style-name="Standard" style:list-style-name="L100"/>
    <style:style style:name="P107" style:family="paragraph" style:parent-style-name="Standard" style:list-style-name="L101"/>
    <style:style style:name="P108" style:family="paragraph" style:parent-style-name="Standard" style:list-style-name="L102"/>
    <style:style style:name="P109" style:family="paragraph" style:parent-style-name="Standard" style:list-style-name="L103"/>
    <style:style style:name="P110" style:family="paragraph" style:parent-style-name="Standard" style:list-style-name="L104"/>
    <style:style style:name="P111" style:family="paragraph" style:parent-style-name="Standard" style:list-style-name="L105"/>
    <style:style style:name="P112" style:family="paragraph" style:parent-style-name="Standard" style:list-style-name="L106"/>
    <style:style style:name="P113" style:family="paragraph" style:parent-style-name="Standard" style:list-style-name="L107"/>
    <style:style style:name="P114" style:family="paragraph" style:parent-style-name="Standard" style:list-style-name="L108"/>
    <style:style style:name="P115" style:family="paragraph" style:parent-style-name="Standard" style:list-style-name="L109"/>
    <style:style style:name="P116" style:family="paragraph" style:parent-style-name="Standard" style:list-style-name="L110"/>
    <style:style style:name="P117" style:family="paragraph" style:parent-style-name="Standard" style:list-style-name="L111"/>
    <style:style style:name="P118" style:family="paragraph" style:parent-style-name="Standard" style:list-style-name="L112"/>
    <style:style style:name="P119" style:family="paragraph" style:parent-style-name="Standard" style:list-style-name="L113"/>
    <style:style style:name="P120" style:family="paragraph" style:parent-style-name="Standard" style:list-style-name="L114"/>
    <style:style style:name="P121" style:family="paragraph" style:parent-style-name="Standard" style:list-style-name="L115"/>
    <style:style style:name="P122" style:family="paragraph" style:parent-style-name="Standard" style:list-style-name="L116"/>
    <style:style style:name="P123" style:family="paragraph" style:parent-style-name="Standard" style:list-style-name="L117"/>
    <style:style style:name="P124" style:family="paragraph" style:parent-style-name="Standard" style:list-style-name="L118"/>
    <style:style style:name="P125" style:family="paragraph" style:parent-style-name="Standard" style:list-style-name="L119"/>
    <style:style style:name="P126" style:family="paragraph" style:parent-style-name="Standard" style:list-style-name="L120"/>
    <style:style style:name="P127" style:family="paragraph" style:parent-style-name="Standard" style:list-style-name="L121"/>
    <style:style style:name="P128" style:family="paragraph" style:parent-style-name="Heading_20_3">
      <style:paragraph-properties fo:margin-left="0in" fo:margin-right="0in" fo:margin-top="0in" fo:margin-bottom="0.1043in" style:line-height-at-least="0.2917in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129" style:family="paragraph" style:parent-style-name="Heading_20_3">
      <style:paragraph-properties fo:margin-left="0in" fo:margin-right="0in" fo:margin-top="0in" fo:margin-bottom="0.1043in" style:line-height-at-least="0.2291in" fo:text-indent="0in" style:auto-text-indent="false"/>
    </style:style>
    <style:style style:name="P130" style:family="paragraph" style:parent-style-name="Heading_20_4">
      <style:paragraph-properties fo:margin-left="0in" fo:margin-right="0in" fo:margin-top="0in" fo:margin-bottom="0.1043in" style:line-height-at-least="0.2291in" fo:orphans="2" fo:widows="2" fo:text-indent="0in" style:auto-text-indent="false"/>
      <style:text-properties fo:font-variant="normal" fo:text-transform="none" fo:color="#222222" style:font-name="system-ui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03689a" style:font-name="system-ui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bold" style:text-blinking="false"/>
    </style:style>
    <style:style style:name="T6" style:family="text">
      <style:text-properties fo:color="#03689a"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gular Introduction</text:p>
      <text:list xml:id="list6914957293046471887" text:style-name="L107">
        <text:list-item>
          <text:p text:style-name="P113">What is Angular</text:p>
        </text:list-item>
        <text:list-item>
          <text:p text:style-name="P113">Angular advantage</text:p>
        </text:list-item>
        <text:list-item>
          <text:p text:style-name="P113">Angular Vs React Vs Vue</text:p>
        </text:list-item>
        <text:list-item>
          <text:p text:style-name="P113">Angular Versions</text:p>
        </text:list-item>
        <text:list-item>
          <text:p text:style-name="P113">Angular CLI</text:p>
        </text:list-item>
        <text:list-item>
          <text:p text:style-name="P113">Setup angular project and IDE (Integrated Development Environment)</text:p>
        </text:list-item>
      </text:list>
      <text:p text:style-name="Standard">Typescript</text:p>
      <text:p text:style-name="Standard">Typescript is a superset of JavaScript ES6. Its is among top 5 technologies as per Github surveys.</text:p>
      <text:list xml:id="list3343325713479798868" text:style-name="L108">
        <text:list-item>
          <text:p text:style-name="P114">What is Typescript</text:p>
        </text:list-item>
        <text:list-item>
          <text:p text:style-name="P114">Types</text:p>
        </text:list-item>
        <text:list-item>
          <text:p text:style-name="P114">Typescript Classes</text:p>
        </text:list-item>
        <text:list-item>
          <text:p text:style-name="P114">Public and Private Access Modifiers</text:p>
        </text:list-item>
        <text:list-item>
          <text:p text:style-name="P114">Interface</text:p>
        </text:list-item>
        <text:list-item>
          <text:p text:style-name="P114">Inheritance</text:p>
        </text:list-item>
        <text:list-item>
          <text:p text:style-name="P114">Constants and scoped variables</text:p>
        </text:list-item>
        <text:list-item>
          <text:p text:style-name="P114">Modules</text:p>
        </text:list-item>
      </text:list>
      <text:p text:style-name="Standard">Angular Components</text:p>
      <text:list xml:id="list3257656705550506288" text:style-name="L109">
        <text:list-item>
          <text:p text:style-name="P115">Creating Components</text:p>
        </text:list-item>
        <text:list-item>
          <text:p text:style-name="P115">Templating</text:p>
        </text:list-item>
        <text:list-item>
          <text:p text:style-name="P115">Interpolation</text:p>
        </text:list-item>
        <text:list-item>
          <text:p text:style-name="P115">Property Binding</text:p>
        </text:list-item>
        <text:list-item>
          <text:p text:style-name="P115">Event Binding</text:p>
        </text:list-item>
        <text:list-item>
          <text:p text:style-name="P115">Two Way data binding</text:p>
        </text:list-item>
      </text:list>
      <text:p text:style-name="Standard">Angular Directives</text:p>
      <text:p text:style-name="Standard">Attribute Directives</text:p>
      <text:list xml:id="list8744273381632629613" text:style-name="L110">
        <text:list-item>
          <text:p text:style-name="P116">ngStyle</text:p>
        </text:list-item>
        <text:list-item>
          <text:p text:style-name="P116">ngClass</text:p>
        </text:list-item>
        <text:list-item>
          <text:p text:style-name="P116">ngModel</text:p>
        </text:list-item>
      </text:list>
      <text:p text:style-name="Standard">Structural Directives</text:p>
      <text:list xml:id="list898103737055052131" text:style-name="L111">
        <text:list-item>
          <text:p text:style-name="P117">ngIf</text:p>
        </text:list-item>
        <text:list-item>
          <text:p text:style-name="P117">@IF</text:p>
        </text:list-item>
        <text:list-item>
          <text:p text:style-name="P117">ngFor</text:p>
        </text:list-item>
        <text:list-item>
          <text:p text:style-name="P117">@For</text:p>
        </text:list-item>
        <text:list-item>
          <text:p text:style-name="P117">ngSwitch</text:p>
        </text:list-item>
        <text:list-item>
          <text:p text:style-name="P117">@Switch</text:p>
        </text:list-item>
      </text:list>
      <text:p text:style-name="Standard">Creating Attribute directive</text:p>
      <text:p text:style-name="Standard">Nested Components</text:p>
      <text:list xml:id="list4528020122564679272" text:style-name="L112">
        <text:list-item>
          <text:p text:style-name="P118">Passing data to nested component</text:p>
        </text:list-item>
        <text:list-item>
          <text:p text:style-name="P118">Passing data to parent component</text:p>
        </text:list-item>
      </text:list>
      <text:p text:style-name="Standard">Advanced Components</text:p>
      <text:list xml:id="list8548933072350806970" text:style-name="L113">
        <text:list-item>
          <text:p text:style-name="P119">Component Lifecycle</text:p>
        </text:list-item>
        <text:list-item>
          <text:p text:style-name="P119">Element Ref</text:p>
        </text:list-item>
        <text:list-item>
          <text:p text:style-name="P119">Encapsulating Component Styles</text:p>
        </text:list-item>
      </text:list>
      <text:p text:style-name="Standard">Pipes</text:p>
      <text:list xml:id="list8815092348282669213" text:style-name="L114">
        <text:list-item>
          <text:p text:style-name="P120">Using inbuilt pipes</text:p>
        </text:list-item>
        <text:list-item>
          <text:p text:style-name="P120"><text:soft-page-break/>Creating custom pipes</text:p>
        </text:list-item>
      </text:list>
      <text:p text:style-name="Standard">Forms</text:p>
      <text:list xml:id="list2856690100221399500" text:style-name="L115">
        <text:list-item>
          <text:p text:style-name="P121">Template Driven forms</text:p>
        </text:list-item>
        <text:list-item>
          <text:p text:style-name="P121">Reactive Forms</text:p>
        </text:list-item>
        <text:list-item>
          <text:p text:style-name="P121">Form validations</text:p>
        </text:list-item>
        <text:list-item>
          <text:p text:style-name="P121">Creating custom validations</text:p>
        </text:list-item>
      </text:list>
      <text:p text:style-name="Standard">Routing</text:p>
      <text:list xml:id="list8261991990724014496" text:style-name="L116">
        <text:list-item>
          <text:p text:style-name="P122">How routing works</text:p>
        </text:list-item>
        <text:list-item>
          <text:p text:style-name="P122">Configuring routes</text:p>
        </text:list-item>
        <text:list-item>
          <text:p text:style-name="P122">Redirecting route to another route</text:p>
        </text:list-item>
        <text:list-item>
          <text:p text:style-name="P122">Defining links</text:p>
        </text:list-item>
        <text:list-item>
          <text:p text:style-name="P122">Using route parameters</text:p>
        </text:list-item>
        <text:list-item>
          <text:p text:style-name="P122">Defining Child Routes</text:p>
        </text:list-item>
        <text:list-item>
          <text:p text:style-name="P122">Controlling access to routes with Route Guard</text:p>
        </text:list-item>
        <text:list-item>
          <text:p text:style-name="P122">Activating a Route with code</text:p>
        </text:list-item>
      </text:list>
      <text:p text:style-name="Standard">Services</text:p>
      <text:list xml:id="list2462912103141137359" text:style-name="L117">
        <text:list-item>
          <text:p text:style-name="P123">Building Service</text:p>
        </text:list-item>
        <text:list-item>
          <text:p text:style-name="P123">Registering the service</text:p>
        </text:list-item>
        <text:list-item>
          <text:p text:style-name="P123">Injecting service</text:p>
        </text:list-item>
        <text:list-item>
          <text:p text:style-name="P123">Observables</text:p>
        </text:list-item>
        <text:list-item>
          <text:p text:style-name="P123">Retrieving data using HTTP</text:p>
        </text:list-item>
        <text:list-item>
          <text:p text:style-name="P123">Exception Handling</text:p>
        </text:list-item>
      </text:list>
      <text:p text:style-name="Standard">Modules</text:p>
      <text:list xml:id="list4138639010940375690" text:style-name="L118">
        <text:list-item>
          <text:p text:style-name="P124">Why Modules?</text:p>
        </text:list-item>
        <text:list-item>
          <text:p text:style-name="P124">Adding component, pipes and services</text:p>
        </text:list-item>
        <text:list-item>
          <text:p text:style-name="P124">Injecting and accessing Shared module's Components, Pipes &amp; Services</text:p>
        </text:list-item>
        <text:list-item>
          <text:p text:style-name="P124">Lazy loading module</text:p>
        </text:list-item>
      </text:list>
      <text:p text:style-name="Standard">Server Side Rendering</text:p>
      <text:list xml:id="list5781625410146791387" text:style-name="L119">
        <text:list-item>
          <text:p text:style-name="P125">SEO Problem in Angular Applications</text:p>
        </text:list-item>
        <text:list-item>
          <text:p text:style-name="P125">CSR Vs SSR</text:p>
        </text:list-item>
        <text:list-item>
          <text:p text:style-name="P125">What is Server Side Rendering?</text:p>
        </text:list-item>
        <text:list-item>
          <text:p text:style-name="P125">How to use Server Side Rendering</text:p>
        </text:list-item>
        <text:list-item>
          <text:p text:style-name="P125">Test SSR</text:p>
        </text:list-item>
      </text:list>
      <text:p text:style-name="Standard">Signals</text:p>
      <text:list xml:id="list9152003101194875824" text:style-name="L120">
        <text:list-item>
          <text:p text:style-name="P126">What are Signals</text:p>
        </text:list-item>
        <text:list-item>
          <text:p text:style-name="P126">Signals vs RxJS</text:p>
        </text:list-item>
        <text:list-item>
          <text:p text:style-name="P126">usage</text:p>
        </text:list-item>
      </text:list>
      <text:p text:style-name="Standard">Additional Topics</text:p>
      <text:list xml:id="list8194325758399710291" text:style-name="L121">
        <text:list-item>
          <text:p text:style-name="P127">Angular CLI</text:p>
        </text:list-item>
        <text:list-item>
          <text:p text:style-name="P127">Custom provider for existing Services</text:p>
        </text:list-item>
        <text:list-item>
          <text:p text:style-name="P127">Building and packaging for production</text:p>
        </text:list-item>
        <text:list-item>
          <text:p text:style-name="P127">Analyzing the bundle and refactoring</text:p>
        </text:list-item>
        <text:list-item>
          <text:p text:style-name="P127">AOT and JIT Compiler</text:p>
        </text:list-item>
        <text:list-item>
          <text:p text:style-name="P127">Debugging and Testing</text:p>
        </text:list-item>
        <text:list-item>
          <text:p text:style-name="P127">Deployment in Product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5:47.81</dc:date>
    <dc:creator>Joseph Malone</dc:creator>
    <meta:editing-duration>PT9M21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91" meta:word-count="331" meta:character-count="1867"/>
  </office:meta>
</office:document-meta>
</file>